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verdana" svg:font-family="verdana, sans-serif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Nacimiento" style:family="table">
      <style:table-properties style:width="17.59cm" table:align="margins" style:shadow="none"/>
    </style:style>
    <style:style style:name="Nacimiento.A" style:family="table-column">
      <style:table-column-properties style:column-width="5.863cm" style:rel-column-width="21845*"/>
    </style:style>
    <style:style style:name="Nacimiento.A1" style:family="table-cell">
      <style:table-cell-properties fo:padding="0.097cm" fo:border-left="0.05pt solid #ff6600" fo:border-right="none" fo:border-top="0.05pt solid #ff6600" fo:border-bottom="0.05pt solid #ff6600"/>
    </style:style>
    <style:style style:name="Nacimiento.C1" style:family="table-cell">
      <style:table-cell-properties fo:padding="0.097cm" fo:border="0.05pt solid #ff6600"/>
    </style:style>
    <style:style style:name="Nacimiento.A2" style:family="table-cell">
      <style:table-cell-properties fo:padding="0.097cm" fo:border-left="0.05pt solid #ff6600" fo:border-right="none" fo:border-top="none" fo:border-bottom="0.05pt solid #ff6600"/>
    </style:style>
    <style:style style:name="Nacimiento.C2" style:family="table-cell">
      <style:table-cell-properties fo:padding="0.097cm" fo:border-left="0.05pt solid #ff6600" fo:border-right="0.05pt solid #ff6600" fo:border-top="none" fo:border-bottom="0.05pt solid #ff6600"/>
    </style:style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ff6600" fo:border-right="none" fo:border-top="0.05pt solid #ff6600" fo:border-bottom="0.05pt solid #ff6600"/>
    </style:style>
    <style:style style:name="Table1.C1" style:family="table-cell">
      <style:table-cell-properties fo:padding="0.097cm" fo:border="0.05pt solid #ff6600"/>
    </style:style>
    <style:style style:name="Table1.A2" style:family="table-cell">
      <style:table-cell-properties fo:padding="0.097cm" fo:border-left="0.05pt solid #ff6600" fo:border-right="none" fo:border-top="none" fo:border-bottom="0.05pt solid #ff6600"/>
    </style:style>
    <style:style style:name="Table1.C2" style:family="table-cell">
      <style:table-cell-properties fo:padding="0.097cm" fo:border-left="0.05pt solid #ff6600" fo:border-right="0.05pt solid #ff6600" fo:border-top="none" fo:border-bottom="0.05pt solid #ff66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12c9f2" officeooo:paragraph-rsid="0012c9f2"/>
    </style:style>
    <style:style style:name="P3" style:family="paragraph" style:parent-style-name="Standard">
      <style:text-properties officeooo:rsid="001480e0" officeooo:paragraph-rsid="001480e0"/>
    </style:style>
    <style:style style:name="P4" style:family="paragraph" style:parent-style-name="Standard">
      <style:text-properties officeooo:rsid="001480e0" officeooo:paragraph-rsid="00159cda"/>
    </style:style>
    <style:style style:name="P5" style:family="paragraph" style:parent-style-name="Standard">
      <style:text-properties officeooo:rsid="00162212" officeooo:paragraph-rsid="00162212"/>
    </style:style>
    <style:style style:name="P6" style:family="paragraph" style:parent-style-name="Standard">
      <style:text-properties officeooo:rsid="001bca95" officeooo:paragraph-rsid="001bca95"/>
    </style:style>
    <style:style style:name="P7" style:family="paragraph" style:parent-style-name="Standard">
      <style:text-properties officeooo:rsid="001cded1" officeooo:paragraph-rsid="001cded1"/>
    </style:style>
    <style:style style:name="P8" style:family="paragraph" style:parent-style-name="Standard">
      <style:text-properties officeooo:rsid="001e8f24" officeooo:paragraph-rsid="001ed3e3"/>
    </style:style>
    <style:style style:name="P9" style:family="paragraph" style:parent-style-name="Standard">
      <style:text-properties officeooo:rsid="001ed3e3" officeooo:paragraph-rsid="001ed3e3"/>
    </style:style>
    <style:style style:name="P10" style:family="paragraph" style:parent-style-name="Standard">
      <style:text-properties officeooo:rsid="001f6b13" officeooo:paragraph-rsid="001f6b13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text-properties officeooo:rsid="0012c9f2" officeooo:paragraph-rsid="0012c9f2"/>
    </style:style>
    <style:style style:name="P13" style:family="paragraph" style:parent-style-name="Table_20_Contents">
      <style:text-properties officeooo:rsid="001480e0" officeooo:paragraph-rsid="001480e0"/>
    </style:style>
    <style:style style:name="P14" style:family="paragraph" style:parent-style-name="Table_20_Contents">
      <style:text-properties officeooo:rsid="001480e0" officeooo:paragraph-rsid="00159cda"/>
    </style:style>
    <style:style style:name="P15" style:family="paragraph" style:parent-style-name="Table_20_Contents">
      <style:text-properties officeooo:rsid="00159cda" officeooo:paragraph-rsid="00159cda"/>
    </style:style>
    <style:style style:name="P16" style:family="paragraph" style:parent-style-name="Table_20_Contents">
      <style:text-properties officeooo:rsid="00162212" officeooo:paragraph-rsid="00162212"/>
    </style:style>
    <style:style style:name="P17" style:family="paragraph" style:parent-style-name="Table_20_Contents">
      <style:text-properties officeooo:rsid="00181667" officeooo:paragraph-rsid="00181667"/>
    </style:style>
    <style:style style:name="P18" style:family="paragraph" style:parent-style-name="Table_20_Contents">
      <style:text-properties officeooo:rsid="00181667" officeooo:paragraph-rsid="001ad360"/>
    </style:style>
    <style:style style:name="P19" style:family="paragraph" style:parent-style-name="Table_20_Contents">
      <style:text-properties officeooo:rsid="001bca95" officeooo:paragraph-rsid="001bca95"/>
    </style:style>
    <style:style style:name="P2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2c9f2"/>
    </style:style>
    <style:style style:name="T2" style:family="text">
      <style:text-properties officeooo:rsid="00159cda"/>
    </style:style>
    <style:style style:name="T3" style:family="text">
      <style:text-properties officeooo:rsid="00194ee2"/>
    </style:style>
    <style:style style:name="T4" style:family="text">
      <style:text-properties officeooo:rsid="001b0831"/>
    </style:style>
    <style:style style:name="T5" style:family="text">
      <style:text-properties officeooo:rsid="001bca95"/>
    </style:style>
    <style:style style:name="T6" style:family="text">
      <style:text-properties officeooo:rsid="001cded1"/>
    </style:style>
    <style:style style:name="T7" style:family="text">
      <style:text-properties officeooo:rsid="001e8f24"/>
    </style:style>
    <style:style style:name="T8" style:family="text">
      <style:text-properties officeooo:rsid="001ed3e3"/>
    </style:style>
    <style:style style:name="T9" style:family="text">
      <style:text-properties officeooo:rsid="001f6b13"/>
    </style:style>
    <style:style style:name="T10" style:family="text">
      <style:text-properties style:font-name="monospace"/>
    </style:style>
    <style:style style:name="T11" style:family="text">
      <style:text-properties officeooo:rsid="00202a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La fiesta de <text:span text:style-name="T1">Tabernáculos</text:span></text:h>
      <text:h text:style-name="P20" text:outline-level="3"><text:span text:style-name="T1">f</text:span>iesta-tabernaculos.github.io</text:h>
      <text:p text:style-name="P11"/>
      <text:h text:style-name="Heading_20_3" text:outline-level="3">Cuando nació Yeshua (Jesucristo)?</text:h>
      <text:p text:style-name="P2"/>
      <text:p text:style-name="P2">En la siguiente tabla de tiempos podemos ver el mes bíblico en que nació el Meshiakh <text:s/>de Israel.</text:p>
      <text:p text:style-name="P2"/>
      <table:table table:name="Nacimiento" table:style-name="Nacimiento">
        <table:table-column table:style-name="Nacimiento.A" table:number-columns-repeated="3"/>
        <table:table-row>
          <table:table-cell table:style-name="Nacimiento.A1" office:value-type="string">
            <text:p text:style-name="P12">Evento</text:p>
          </table:table-cell>
          <table:table-cell table:style-name="Nacimiento.A1" office:value-type="string">
            <text:p text:style-name="P12">Mes del año bíblico</text:p>
          </table:table-cell>
          <table:table-cell table:style-name="Nacimiento.C1" office:value-type="string">
            <text:p text:style-name="P12">Sustentación bíblica</text:p>
          </table:table-cell>
        </table:table-row>
        <table:table-row>
          <table:table-cell table:style-name="Nacimiento.A2" office:value-type="string">
            <text:p text:style-name="P12">Zacarias en el templo</text:p>
          </table:table-cell>
          <table:table-cell table:style-name="Nacimiento.A2" office:value-type="string">
            <text:p text:style-name="P12">4</text:p>
          </table:table-cell>
          <table:table-cell table:style-name="Nacimiento.C2" office:value-type="string">
            <text:p text:style-name="P12">Lucas 1:5, 1 Crónicas 24:10</text:p>
          </table:table-cell>
        </table:table-row>
        <table:table-row>
          <table:table-cell table:style-name="Nacimiento.A2" office:value-type="string">
            <text:p text:style-name="P12"><text:span text:style-name="T2">Miriam</text:span> <text:span text:style-name="T2">queda embarazada</text:span></text:p>
          </table:table-cell>
          <table:table-cell table:style-name="Nacimiento.A2" office:value-type="string">
            <text:p text:style-name="P12">10</text:p>
          </table:table-cell>
          <table:table-cell table:style-name="Nacimiento.C2" office:value-type="string">
            <text:p text:style-name="P14">Lucas 1:26 </text:p>
          </table:table-cell>
        </table:table-row>
        <table:table-row>
          <table:table-cell table:style-name="Nacimiento.A2" office:value-type="string">
            <text:p text:style-name="P15">Nace Yeshua</text:p>
          </table:table-cell>
          <table:table-cell table:style-name="Nacimiento.A2" office:value-type="string">
            <text:p text:style-name="P13">7</text:p>
          </table:table-cell>
          <table:table-cell table:style-name="Nacimiento.C2" office:value-type="string">
            <text:p text:style-name="P14">Lucas 1:41</text:p>
          </table:table-cell>
        </table:table-row>
      </table:table>
      <text:p text:style-name="P2"/>
      <text:p text:style-name="P3">Explicación:</text:p>
      <text:p text:style-name="P3"/>
      <text:p text:style-name="P3"><text:span text:style-name="T2">1) </text:span>Según Lucas 1:5, Zacarias el padre de Juan el Bautista, pertenecía al grupo sacerdotal de Abias que prestaba servicio en el templo, según 1 Crónicas 24:10 en el octavo turno de 24 posibles en el año, luego dicho octavo turno tenia que ser a finales del cuarto mes del año bíblico.</text:p>
      <text:p text:style-name="P4"/>
      <text:p text:style-name="P4"><text:span text:style-name="T2">2) </text:span>Según Lucas 1:26, seis meses después, el ángel Gabriel se le aparece a Miriam (Maria) la madre de Yeshua (Jesus), luego esto sucedió en el décimo mes del año bíblico. <text:span text:style-name="T2">Y pocos días después, según Lucas 1:41, Miriam ya estaba embarazada.</text:span></text:p>
      <text:p text:style-name="P4"/>
      <text:p text:style-name="P4"><text:span text:style-name="T2">3) Nueve meses después, nace el Meshiakh (mesías)</text:span> <text:span text:style-name="T2">de Israel. Luego esto tuvo que suceder en el séptimo mes del siguiente año bíblico.</text:span></text:p>
      <text:p text:style-name="P4"/>
      <text:h text:style-name="Heading_20_3" text:outline-level="3">Como es el año bíblico?</text:h>
      <text:p text:style-name="P5"/>
      <text:p text:style-name="P5">En la siguiente tabla se puede ver como se mide el tiempo según la biblia: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Evento</text:p>
          </table:table-cell>
          <table:table-cell table:style-name="Table1.A1" office:value-type="string">
            <text:p text:style-name="P19">Delimitado por</text:p>
          </table:table-cell>
          <table:table-cell table:style-name="Table1.C1" office:value-type="string">
            <text:p text:style-name="P16">Sustentación bíblica</text:p>
          </table:table-cell>
        </table:table-row>
        <table:table-row>
          <table:table-cell table:style-name="Table1.A2" office:value-type="string">
            <text:p text:style-name="P16"><text:span text:style-name="T5">Día</text:span></text:p>
          </table:table-cell>
          <table:table-cell table:style-name="Table1.A2" office:value-type="string">
            <text:p text:style-name="P16"><text:span text:style-name="T5">El S</text:span>ol</text:p>
          </table:table-cell>
          <table:table-cell table:style-name="Table1.C2" office:value-type="string">
            <text:p text:style-name="P17">Génesis 1:14, <text:span text:style-name="T4">Levítico 23:32, Lucas 23:54</text:span></text:p>
          </table:table-cell>
        </table:table-row>
        <text:soft-page-break/>
        <table:table-row>
          <table:table-cell table:style-name="Table1.A2" office:value-type="string">
            <text:p text:style-name="P16"><text:span text:style-name="T5">M</text:span>es</text:p>
          </table:table-cell>
          <table:table-cell table:style-name="Table1.A2" office:value-type="string">
            <text:p text:style-name="P16"><text:span text:style-name="T5">La </text:span>Luna</text:p>
          </table:table-cell>
          <table:table-cell table:style-name="Table1.C2" office:value-type="string">
            <text:p text:style-name="P18">Génesis 1:14, Exodo 12:2</text:p>
          </table:table-cell>
        </table:table-row>
        <table:table-row>
          <table:table-cell table:style-name="Table1.A2" office:value-type="string">
            <text:p text:style-name="P16"><text:span text:style-name="T5">A</text:span>ño</text:p>
          </table:table-cell>
          <table:table-cell table:style-name="Table1.A2" office:value-type="string">
            <text:p text:style-name="P17"><text:span text:style-name="T5">La </text:span>Primavera</text:p>
          </table:table-cell>
          <table:table-cell table:style-name="Table1.C2" office:value-type="string">
            <text:p text:style-name="P17">Exodo 13:10 Exodo 34:22 <text:span text:style-name="T3">Deuteronomio 16:1</text:span></text:p>
          </table:table-cell>
        </table:table-row>
      </table:table>
      <text:p text:style-name="P5"/>
      <text:p text:style-name="P6">Hay varias teorías de la manera exacta de como interpretar la Torah respecto a las observaciones para delimitar el comienzo de cada día, mes y año.</text:p>
      <text:p text:style-name="P6"/>
      <text:p text:style-name="P6">Lo que tendremos en cuenta en es<text:span text:style-name="T6">te articulo es</text:span> que el primer mes del año bíblico ocurre en primavera cuando la cebada (el cultivo sagrado) ya se puede segar. Y de ahí su nombre Aviv.</text:p>
      <text:p text:style-name="P7"/>
      <text:h text:style-name="Heading_20_3" text:outline-level="3"><text:span text:style-name="T7">Nació el Meshiakh en </text:span>la fiesta de tabernáculos?</text:h>
      <text:p text:style-name="P7"/>
      <text:p text:style-name="P9">Tenemos varios motivos para pensar que el Meshiakh tuvo que nacer en la fiesta de Sukkot o de Tabernaculos:</text:p>
      <text:p text:style-name="P9"/>
      <text:p text:style-name="P9">1) Como ya vimos el Meshiakh nació en el séptimo mes bíblico.</text:p>
      <text:p text:style-name="P7"/>
      <text:p text:style-name="P7"><text:span text:style-name="T8">2) </text:span>La fiesta de tabernáculos , <text:span text:style-name="T7">según Levítico 23:33, se celebra por una semana empezando el día 15 del séptimo mes bíblico o mes de Eitanim.</text:span></text:p>
      <text:p text:style-name="P7"/>
      <text:p text:style-name="P8"><text:span text:style-name="T8">3) El ángel que anuncia el nacimiento a los pastores, según Lucas 2:10, hace referencia a dos características de sukkot:</text:span></text:p>
      <text:p text:style-name="P8"><text:tab/><text:span text:style-name="T8">a) </text:span>el pueblo hebreo se refiere a la fiesta de tabernáculos como “la época de nuestro gozo”.</text:p>
      <text:p text:style-name="P8"><text:tab/><text:span text:style-name="T8">b) durante esta fiesta se hacen pequeñas “tiendas“</text:span> <text:span text:style-name="T8">o “tabernáculos” </text:span></text:p>
      <text:p text:style-name="P8"/>
      <text:p text:style-name="P9">4) Es mandamiento, <text:span text:style-name="T9">según Deuteronomio 16:16, </text:span>que <text:span text:style-name="T9">todos </text:span>los varones <text:span text:style-name="T9">de Israel </text:span>viajen a Jerusalén para esta festividad y esto puede explicar porque <text:span text:style-name="T9">José</text:span> y María no encontraron donde hospedarse ni en Jerusalén ni en Belén.</text:p>
      <text:p text:style-name="P9"/>
      <text:p text:style-name="P10">5) La palabra “sukah” (tienda o tabernáculo) tiene su equivalente en griego a la palabra traducida como pesebre.</text:p>
      <text:p text:style-name="P10"/>
      <text:p text:style-name="P10">6) La fiesta de <text:span text:style-name="T11">tabernáculos</text:span> o Sukkot se <text:span text:style-name="T11">seguirá</text:span> celebrando <text:span text:style-name="T11">después</text:span> de<text:span text:style-name="T11">l regreso del Meshiackh</text:span>, según <text:span text:style-name="T11">Zacarías 14: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verdana" svg:font-family="verdana, sans-serif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45:11.306618412</meta:creation-date>
    <dc:date>2018-10-14T20:15:22.708199816</dc:date>
    <meta:editing-duration>PT13M35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46" meta:word-count="468" meta:character-count="2690" meta:non-whitespace-character-count="2263"/>
  </office:meta>
</office:document-meta>
</file>